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svg:font-family="Helvetica"/>
    <style:font-face style:name="OpenSymbol" svg:font-family="OpenSymbol"/>
    <style:font-face style:name="Tahoma1" svg:font-family="Tahoma"/>
    <style:font-face style:name="Times" svg:font-family="Times"/>
    <style:font-face style:name="Bitstream Vera Sans Mono" svg:font-family="'Bitstream Vera Sans Mono'" style:font-family-generic="swiss" style:font-pitch="fixed"/>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text-properties fo:font-weight="bold" style:font-weight-asian="bold"/>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top="0cm" fo:margin-bottom="0.212cm" fo:line-height="100%" fo:text-align="center" style:justify-single-word="false"/>
      <style:text-properties fo:font-size="22pt" style:font-size-asian="22pt" style:font-size-complex="22pt"/>
    </style:style>
    <style:style style:name="P5" style:family="paragraph" style:parent-style-name="Standard">
      <style:paragraph-properties fo:margin-top="0cm" fo:margin-bottom="0.212cm" fo:line-height="100%" fo:text-align="center" style:justify-single-word="false"/>
      <style:text-properties fo:font-size="9pt" fo:font-weight="bold" style:font-size-asian="9pt" style:font-weight-asian="bold" style:font-size-complex="9pt"/>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fo:break-before="page"/>
    </style:style>
    <style:style style:name="P8" style:family="paragraph" style:parent-style-name="Standard">
      <style:paragraph-properties fo:margin-left="0cm" fo:margin-right="0cm" fo:text-indent="0cm" style:auto-text-indent="false"/>
    </style:style>
    <style:style style:name="T1" style:family="text">
      <style:text-properties fo:font-weight="bold" style:font-weight-asian="bold"/>
    </style:style>
    <style:style style:name="T2" style:family="text">
      <style:text-properties style:font-name="Bitstream Vera Sans Mono"/>
    </style:style>
    <style:style style:name="T3"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LAZIONE PROGETTO</text:p>
      <text:p text:style-name="P5">Metodologie Di Programmazione</text:p>
      <text:p text:style-name="P1"/>
      <text:p text:style-name="P2">a cura di </text:p>
      <text:p text:style-name="P2"/>
      <text:p text:style-name="P3">Apollaro Gianluca <text:s/><text:tab/><text:tab/><text:span text:style-name="T1">Mat.</text:span> <text:s text:c="2"/>4520422<text:tab/><text:span text:style-name="T1">E-mail:<text:tab/></text:span></text:p>
      <text:p text:style-name="P3">Pratesi Matteo<text:tab/><text:tab/><text:span text:style-name="T1">Mat.</text:span><text:tab/>4586307<text:tab/><text:span text:style-name="T1">E-mail:</text:span> <text:tab/><text:a xlink:type="simple" xlink:href="mailto:matteo.pratesi@libero.it"><text:span text:style-name="Internet_20_link">matteo.pratesi@libero.it</text:span></text:a></text:p>
      <text:p text:style-name="P3">Purpura Francesco<text:tab/><text:tab/><text:span text:style-name="T1">Mat.</text:span><text:tab/>4402561<text:tab/><text:span text:style-name="T1">E-mail:</text:span><text:tab/><text:a xlink:type="simple" xlink:href="mailto:francesco.prp@alice.it"><text:span text:style-name="Internet_20_link">francesco.prp@alice.it</text:span></text:a></text:p>
      <text:p text:style-name="P3">Trevisan Marco<text:tab/><text:tab/><text:span text:style-name="T1">Mat.</text:span><text:tab/>4016623<text:tab/><text:span text:style-name="T1">E-mail:</text:span> <text:tab/><text:a xlink:type="simple" xlink:href="mailto:mail@3v1n0.net"><text:span text:style-name="Internet_20_link">mail@3v1n0.net</text:span></text:a></text:p>
      <text:p text:style-name="P6"/>
      <text:p text:style-name="P6"/>
      <text:p text:style-name="P6"/>
      <text:p text:style-name="P7">L'esercizio che abbiamo scelto come base per lo svolgimento del progetto richiedeva la visualizzazione e stampa di una fattura per un negozio di audio/video.</text:p>
      <text:p text:style-name="P6"/>
      <text:p text:style-name="P6">Abbiamo tuttavia preso tale esercizio proposto come uno spunto per realizzare un sorta di gestore di Negozi cercando di mantenere astratti i sistemi di input/output. Per far ciò ci siamo quindi inizialmente concentrati sulla progettazione della struttura dati da usare per la gestione degli oggetti venduti, che quindi ha assunto il ruolo di protagonista del nostro progetto.</text:p>
      <text:p text:style-name="P6"/>
      <text:p text:style-name="P6">La classe di riferimento per l'intero progetto è la classe Item, un interfaccia che definisce i parametri essenziali che una qualsiasi classe che la implementa deve avere per poter essere successivamente inglobata in uno <text:span text:style-name="T2">Shop</text:span> e visualizzata nella fattura. A sua volta questa classe viene implementata dalla classe astratta <text:span text:style-name="T2">AbstractItem</text:span>, la quale astrae gli elementi comuni di tutte le sue sottoclassi.</text:p>
      <text:p text:style-name="P6"/>
      <text:p text:style-name="P6">Scendendo ancora di più in linea gerarchica troviamo le classi <text:span text:style-name="T2">GenericItem</text:span>, <text:span text:style-name="T2">ShopItem</text:span> e <text:span text:style-name="T2">ItemDiscount</text:span> che sono tutte classi che estendono <text:span text:style-name="T2">AbstractItem</text:span> che sono classi concrete che ridefiniscono dei parametri particolari.</text:p>
      <text:p text:style-name="P6"/>
      <text:p text:style-name="P6">In particolare, <text:span text:style-name="T2">GenericItem</text:span> è stata definita per rappresentare una qualsiasi Item generica e che quindi abbia dei campi come il Tipo, la marca, il nome, una descrizione ed il prezzo.</text:p>
      <text:p text:style-name="P6">Per la memorizzazione di questi parametri, piuttosto che usare delle variabili di classe, abbiamo preferito usare un nuovo tipo di dati che abbiamo definito con la classe astratta <text:span text:style-name="T2">ItemFeatures</text:span>.</text:p>
      <text:p text:style-name="P6"/>
      <text:p text:style-name="P6">Tale classe definisce le operazioni di base che le sottoclassi che la estendono dovranno avere per gestire una sorta di lista di chiavi (sotto forma di stringhe) a cui sono associati dei valori (del tipo <text:span text:style-name="T2">ItemFeatureValue</text:span>, altra classe che astrae alcune classi “primitive”); la nostra implementazione concreta, risulta quindi essere di fatto una sorta di “wrapper” della classe di libreria <text:span text:style-name="T2">HashMap</text:span>.</text:p>
      <text:p text:style-name="P6"/>
      <text:p text:style-name="P6">In <text:span text:style-name="T2">GenericItem</text:span> abbiamo implementato anche una sorta di Factory per la definizione del tipo di oggetto (intesa come la categoria a cui fa parte la merce in vendita nello shop); <text:span text:style-name="T2">l'ItemFeature</text:span> “<text:span text:style-name="T2">Type</text:span>” viene infatti impostata facendo riferimento al metodo <text:span text:style-name="T2">createType</text:span>() che restituisce una stringa e che, potendo essere ridefinito nelle sue sottoclassi, permette la definizione di tale parametro a partire dalle <text:span text:style-name="T3">foglie.</text:span></text:p>
      <text:p text:style-name="P6"/>
      <text:p text:style-name="P6">Le altre due sottoclassi di <text:span text:style-name="T2">AbstractItem</text:span>, vale a dire <text:span text:style-name="T2">ItemDiscount</text:span> e <text:span text:style-name="T2">ShopItem</text:span> sono sostanzialmente delle classi che, attraverso l'utilizzo del pattern decorator, “avvolgono” un qualsiasi oggetto della classe Item (e sue sottoclassi) memorizzandolo e ritornando quindi i suoi valori.</text:p>
      <text:p text:style-name="P6">In Particolare la classe <text:span text:style-name="T2">ItemDiscount</text:span>, che è a sua volta astratta, definisce anche un metodo <text:s/><text:span text:style-name="T2">createDiscount()</text:span> astratto (che deve essere quindi implementato nelle sue sottoclassi) e che sfruttando l'idea del factory permette di definire il valore dello sconto a partire da una nuova sottoclasse, permettendo così una notevole estendibilità in questo campo.</text:p>
      <text:p text:style-name="P6"/>
      <text:p text:style-name="P6">Procedendo nell'analisi del nostro programma vediamo che la classe GenericItem funge da modello per tutti gli oggetti che saranno messi “in vendita” nel nostro negozio.</text:p>
      <text:p text:style-name="P6">Nel nostro esempio abbiamo creato classi che definiscono Hi-Fi, Decoder, Speakers, TVSet, vari tipi di supporti (CD, DVD, BluRay, ecc..) e i loro rispettivi lettori, ma naturalmente è possibile aggiungere un qualsiasi altro oggetto estendendo la classe GenericItem sovrascrivendo opportunamente i metodi</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OpenSymbol" svg:font-family="OpenSymbol"/>
    <style:font-face style:name="Tahoma1" svg:font-family="Tahoma"/>
    <style:font-face style:name="Times" svg:font-family="Times"/>
    <style:font-face style:name="Bitstream Vera Sans Mono" svg:font-family="'Bitstream Vera Sans Mono'" style:font-family-generic="swiss" style:font-pitch="fixed"/>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rco Trevisan</meta:initial-creator>
    <meta:creation-date>2009-07-08T16:39:47</meta:creation-date>
    <dc:creator>Matteo Pratesi</dc:creator>
    <dc:date>2009-07-09T00:43:37.28</dc:date>
    <dc:language>it-IT</dc:language>
    <meta:editing-cycles>8</meta:editing-cycles>
    <meta:editing-duration>PT03H12M26S</meta:editing-duration>
    <meta:document-statistic meta:table-count="0" meta:image-count="0" meta:object-count="0" meta:page-count="2" meta:paragraph-count="19" meta:word-count="548" meta:character-count="3722"/>
    <meta:user-defined meta:name="Info 1"/>
    <meta:user-defined meta:name="Info 2"/>
    <meta:user-defined meta:name="Info 3"/>
    <meta:user-defined meta:name="Info 4"/>
  </office:meta>
</office:document-meta>
</file>